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dbb" officeooo:paragraph-rsid="001a2dbb"/>
    </style:style>
    <style:style style:name="P2" style:family="paragraph" style:parent-style-name="Standard">
      <style:text-properties officeooo:rsid="001c6e3d" officeooo:paragraph-rsid="001c6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er new app : python manage.py startapp nom de l’app</text:p>
      <text:p text:style-name="P1">ajouter le nom de l’app dans le fichier settings.py</text:p>
      <text:p text:style-name="P1">mettre le nom de l’app dans l’url.py du projet (urlpatterns)</text:p>
      <text:p text:style-name="P1">créer un fichier urls.py dans le fichier de l’app</text:p>
      <text:p text:style-name="P1"/>
      <text:p text:style-name="P2">derniere de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00:31:56.847634405</meta:creation-date>
    <dc:date>2022-11-04T02:56:57.782498729</dc:date>
    <meta:editing-duration>PT2H14M50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40" meta:character-count="226" meta:non-whitespace-character-count="191"/>
  </office:meta>
</office:document-meta>
</file>